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9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/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.7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/>
      </text:list-level-style-number>
    </text:list-style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center"/>
      <style:text-properties fo:font-size="10pt" style:font-size-asian="10pt" style:font-size-complex="10pt"/>
    </style:style>
    <style:style style:name="P3" style:parent-style-name="Normalny" style:family="paragraph">
      <style:paragraph-properties fo:margin-left="3.4416in">
        <style:tab-stops>
          <style:tab-stop style:type="left" style:position="-0.0944in"/>
        </style:tab-stops>
      </style:paragraph-properties>
    </style:style>
    <style:style style:name="T4" style:parent-style-name="Domyślnaczcionkaakapitu" style:family="text">
      <style:text-properties fo:font-weight="bold" style:font-weight-asian="bold"/>
    </style:style>
    <style:style style:name="P5" style:parent-style-name="Normalny" style:family="paragraph">
      <style:paragraph-properties fo:margin-left="3.4416in">
        <style:tab-stops>
          <style:tab-stop style:type="left" style:position="-0.0944in"/>
        </style:tab-stops>
      </style:paragraph-properties>
      <style:text-properties fo:font-weight="bold" style:font-weight-asian="bold"/>
    </style:style>
    <style:style style:name="P6" style:parent-style-name="Normalny" style:family="paragraph">
      <style:paragraph-properties>
        <style:tab-stops>
          <style:tab-stop style:type="left" style:position="3.3472in"/>
        </style:tab-stops>
      </style:paragraph-properties>
      <style:text-properties fo:font-weight="bold" style:font-weight-asian="bold"/>
    </style:style>
    <style:style style:name="P7" style:parent-style-name="Normalny" style:family="paragraph">
      <style:paragraph-properties>
        <style:tab-stops>
          <style:tab-stop style:type="left" style:position="3.3472in"/>
        </style:tab-stops>
      </style:paragraph-properties>
      <style:text-properties fo:font-weight="bold" style:font-weight-asian="bold"/>
    </style:style>
    <style:style style:name="P8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weight="bold" style:font-weight-asian="bold"/>
    </style:style>
    <style:style style:name="P9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weight="bold" style:font-weight-asian="bold"/>
    </style:style>
    <style:style style:name="P10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1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2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3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4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5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6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7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8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9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0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1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22" style:parent-style-name="Normalny" style:family="paragraph">
      <style:paragraph-properties fo:text-align="justify" fo:line-height="150%">
        <style:tab-stops>
          <style:tab-stop style:type="left" style:position="1.3784in"/>
          <style:tab-stop style:type="left" style:position="3.3472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23" style:parent-style-name="Normalny" style:family="paragraph">
      <style:paragraph-properties fo:text-align="justify">
        <style:tab-stops>
          <style:tab-stop style:type="left" style:position="0in"/>
          <style:tab-stop style:type="left" style:position="1.1284in"/>
          <style:tab-stop style:type="left" style:position="3.0972in"/>
        </style:tab-stops>
      </style:paragraph-properties>
    </style:style>
    <style:style style:name="P24" style:parent-style-name="Normalny" style:family="paragraph">
      <style:paragraph-properties fo:text-align="justify" fo:margin-left="0in" fo:text-indent="0in">
        <style:tab-stops>
          <style:tab-stop style:type="left" style:position="0.25in"/>
          <style:tab-stop style:type="left" style:position="1.3784in"/>
          <style:tab-stop style:type="left" style:position="3.3472in"/>
        </style:tab-stops>
      </style:paragraph-properties>
    </style:style>
    <style:style style:name="P25" style:parent-style-name="Normalny" style:family="paragraph">
      <style:paragraph-properties fo:text-align="justify" fo:margin-left="0in" fo:text-indent="0in">
        <style:tab-stops>
          <style:tab-stop style:type="left" style:position="0.25in"/>
          <style:tab-stop style:type="left" style:position="1.3784in"/>
          <style:tab-stop style:type="left" style:position="3.3472in"/>
        </style:tab-stops>
      </style:paragraph-properties>
    </style:style>
    <style:style style:name="P26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27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28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29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0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1" style:parent-style-name="Normalny" style:family="paragraph">
      <style:paragraph-properties fo:text-align="end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2" style:parent-style-name="Normalny" style:family="paragraph">
      <style:paragraph-properties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3" style:parent-style-name="Normalny" style:family="paragraph">
      <style:paragraph-properties fo:text-align="end"/>
    </style:style>
  </office:automatic-styles>
  <office:body>
    <office:text text:use-soft-page-breaks="true">
      <text:p text:style-name="P1">.............................................................</text:p>
      <text:p text:style-name="P2"><text:s text:c="108"/>(miejscowość i data) <text:s text:c="6"/></text:p>
      <text:p text:style-name="Normalny">Wnioskodawca:</text:p>
      <text:p text:style-name="Normalny">................................................................................ ................................................................................</text:p>
      <text:p text:style-name="Normalny">................................................................................</text:p>
      <text:p text:style-name="Normalny">................................................................................</text:p>
      <text:p text:style-name="Normalny">adres, nr telefonu</text:p>
      <text:p text:style-name="P3"><text:tab/><text:span text:style-name="T4">…………………………………..</text:span></text:p>
      <text:p text:style-name="P5"><text:tab/></text:p>
      <text:p text:style-name="P6"/>
      <text:p text:style-name="P7"/>
      <text:p text:style-name="P8">Wniosek</text:p>
      <text:p text:style-name="P9">na umieszczenie reklamy w pasie drogowym</text:p>
      <text:p text:style-name="P10"/>
      <text:p text:style-name="P11">Rodzaj nośnika szyldu - reklamy: ................................................................................................</text:p>
      <text:p text:style-name="P12">Wymiary zewnętrzne: ..................................................................................................................</text:p>
      <text:p text:style-name="P13">Treść: ............................................................................................................................................</text:p>
      <text:p text:style-name="P14">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</text:p>
      <text:p text:style-name="P16">.......................................................................................................................................................</text:p>
      <text:p text:style-name="P17">.......................................................................................................................................................</text:p>
      <text:p text:style-name="P18">Lokalizacja szyldu - reklamy: ......................................................................................................</text:p>
      <text:p text:style-name="P19">.......................................................................................................................................................</text:p>
      <text:p text:style-name="P20">Okres umieszczania szyldu - reklamy: od .................................... do ..........................................</text:p>
      <text:p text:style-name="P21"/>
      <text:p text:style-name="P22">Załączniki:</text:p>
      <text:list text:style-name="LFO17" text:continue-numbering="true">
        <text:list-item>
          <text:p text:style-name="P23">Projekt reklamy, w tym projekt<text:s/>techniczno - graficzny nośnika,</text:p>
        </text:list-item>
        <text:list-item>
          <text:p text:style-name="P24">Mapa sytuacyjno-wysokościowa w skali 1:500 z zaznaczoną lokalizacją reklamy lub szkic sytuacyjny,</text:p>
        </text:list-item>
        <text:list-item>
          <text:p text:style-name="P25">W przypadku umieszczenia reklamy na słupie oświetleniowym zgodę właściciela<text:s/></text:p>
        </text:list-item>
      </text:list>
      <text:p text:style-name="P26"><text:s text:c="6"/>urządzenia.</text:p>
      <text:p text:style-name="P27">4. Potwierdzenie uiszczenia opłaty skarbowej w wysokości 82 zł</text:p>
      <text:p text:style-name="P28"/>
      <text:p text:style-name="P29"/>
      <text:p text:style-name="P30"/>
      <text:p text:style-name="P31">......................................................................................</text:p>
      <text:p text:style-name="P32"><text:tab/><text:tab/><text:s text:c="12"/>(podpis wnioskodawcy)</text:p>
      <text:p text:style-name="P33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justify">
        <style:tab-stops>
          <style:tab-stop style:type="left" style:position="0.5909in"/>
          <style:tab-stop style:type="left" style:position="1.3784in"/>
          <style:tab-stop style:type="left" style:position="3.3472in"/>
        </style:tab-stops>
      </style:paragraph-properties>
      <style:text-properties fo:font-weight="bold" style:font-weight-asian="bold" fo:color="#000000" fo:font-size="10pt" style:font-size-asian="10pt" style:font-size-complex="10pt" fo:hyphenate="false"/>
    </style: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Tekstpodstawowy" style:display-name="Tekst podstawowy" style:family="paragraph" style:parent-style-name="Normalny">
      <style:paragraph-properties fo:text-align="justify">
        <style:tab-stops>
          <style:tab-stop style:type="left" style:position="3.3472in"/>
        </style:tab-stops>
      </style:paragraph-properties>
      <style:text-properties style:font-size-complex="10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9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/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.7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KARTA INFORMACYJNA – RGK</dc:title>
    <meta:initial-creator>Ania</meta:initial-creator>
    <dc:creator>Paweł</dc:creator>
    <meta:creation-date>2011-09-16T09:53:00Z</meta:creation-date>
    <dc:date>2011-09-16T09:53:00Z</dc:date>
    <meta:template xlink:href="Normal" xlink:type="simple"/>
    <meta:editing-cycles>2</meta:editing-cycles>
    <meta:editing-duration>PT0S</meta:editing-duration>
    <meta:document-statistic meta:page-count="1" meta:paragraph-count="5" meta:word-count="359" meta:character-count="2510" meta:row-count="17" meta:non-whitespace-character-count="2156"/>
  </office:meta>
</office:document-meta>
</file>